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" svg:font-family="Linux"/>
    <style:font-face style:name="Linux Bioli" svg:font-family="'Linux Bioli'"/>
    <style:font-face style:name="Linux Biolinum" svg:font-family="'Linux Biolinum'"/>
    <style:font-face style:name="JetBrains Mono ExtraBold" svg:font-family="'JetBrains Mono ExtraBold'" style:font-pitch="fixed"/>
    <style:font-face style:name="TeXGyreCursor" svg:font-family="TeXGyreCursor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95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88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dash" draw:stroke-dash="Double_20_Dash" svg:stroke-color="#f10d0c" draw:fill="none" draw:textarea-horizontal-align="justify" draw:textarea-vertical-align="middle" draw:auto-grow-height="false" fo:min-height="2.431cm" fo:min-width="5.138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2.624cm" fo:min-width="1.656cm"/>
    </style:style>
    <style:style style:name="gr7" style:family="graphic" style:parent-style-name="standard">
      <style:graphic-properties draw:fill-color="#3faf46" draw:textarea-horizontal-align="justify" draw:textarea-vertical-align="middle" draw:auto-grow-height="false" fo:min-height="2.29cm" fo:min-width="11.311cm"/>
      <style:paragraph-properties style:writing-mode="lr-tb"/>
    </style:style>
    <style:style style:name="P1" style:family="paragraph">
      <style:text-properties style:font-name="DejaVu Sans Mono" fo:font-weight="normal" style:font-weight-asian="normal" style:font-weight-complex="normal"/>
    </style:style>
    <style:style style:name="P2" style:family="paragraph">
      <loext:graphic-properties draw:fill="none" draw:fill-color="#ffffff"/>
      <style:text-properties style:font-name="DejaVu Sans Mono" fo:font-weight="normal" style:font-weight-asian="normal" style:font-weight-complex="normal"/>
    </style:style>
    <style:style style:name="P3" style:family="paragraph">
      <loext:graphic-properties draw:fill="none" draw:fill-color="#ffffff"/>
      <style:text-properties style:font-name="Liberation Mono"/>
    </style:style>
    <style:style style:name="P4" style:family="paragraph">
      <style:text-properties style:font-name="Liberation Mono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style:paragraph-properties fo:text-align="center"/>
      <style:text-properties style:font-name="Liberation Mono"/>
    </style:style>
    <style:style style:name="P8" style:family="paragraph">
      <loext:graphic-properties draw:fill-color="#3faf46"/>
      <style:paragraph-properties fo:text-align="center"/>
      <style:text-properties style:font-name="Liberation Mono"/>
    </style:style>
    <style:style style:name="T1" style:family="text">
      <style:text-properties style:font-name="DejaVu Sans Mono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621cm" svg:height="5.207cm" svg:x="3.159cm" svg:y="2.524cm">
          <draw:text-box>
            <text:p text:style-name="P1"><text:span text:style-name="T1">Notkea tietomallin parantelu</text:span></text:p>
          </draw:text-box>
        </draw:frame>
        <draw:frame draw:style-name="gr2" draw:text-style-name="P3" draw:layer="layout" svg:width="2.407cm" svg:height="0.971cm" svg:x="9.388cm" svg:y="12.602cm">
          <draw:text-box>
            <text:p><text:span text:style-name="T2">sanat</text:span></text:p>
          </draw:text-box>
        </draw:frame>
        <draw:frame draw:style-name="gr3" draw:text-style-name="P3" draw:layer="layout" svg:width="3.302cm" svg:height="3.131cm" svg:x="9.128cm" svg:y="13.871cm">
          <draw:text-box>
            <text:p text:style-name="P4"><text:span text:style-name="T2">kaaviot</text:span></text:p>
          </draw:text-box>
        </draw:frame>
        <draw:frame draw:style-name="gr4" draw:text-style-name="P3" draw:layer="layout" svg:width="2.407cm" svg:height="0.971cm" svg:x="9.896cm" svg:y="15.65cm">
          <draw:text-box>
            <text:p><text:span text:style-name="T2">koodi</text:span></text:p>
          </draw:text-box>
        </draw:frame>
        <draw:custom-shape draw:style-name="gr5" draw:text-style-name="P5" draw:layer="layout" svg:width="11.274cm" svg:height="8.042cm" draw:transform="rotate (-3.13792746216061) translate (16.494cm 19.16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3.048cm" svg:height="4.064cm" svg:x="16.875cm" svg:y="8.6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6" draw:layer="layout" svg:width="3.048cm" svg:height="4.064cm" svg:x="1.508cm" svg:y="9.2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8" draw:layer="layout" svg:width="11.811cm" svg:height="2.54cm" svg:x="5.064cm" svg:y="19.796cm">
          <text:p text:style-name="P7"><text:span text:style-name="T2">ohjelmisto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" svg:font-family="Linux"/>
    <style:font-face style:name="Linux Bioli" svg:font-family="'Linux Bioli'"/>
    <style:font-face style:name="Linux Biolinum" svg:font-family="'Linux Biolinum'"/>
    <style:font-face style:name="JetBrains Mono ExtraBold" svg:font-family="'JetBrains Mono ExtraBold'" style:font-pitch="fixed"/>
    <style:font-face style:name="TeXGyreCursor" svg:font-family="TeXGyreCursor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0:55:44.501251343</meta:creation-date>
    <dc:date>2021-11-01T11:08:51.603686391</dc:date>
    <meta:editing-duration>PT13M7S</meta:editing-duration>
    <meta:editing-cycles>2</meta:editing-cycles>
    <meta:generator>LibreOffice/6.4.7.2$Linux_X86_64 LibreOffice_project/40$Build-2</meta:generator>
    <meta:document-statistic meta:object-count="8"/>
  </office:meta>
</office:document-meta>
</file>